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bold" officeooo:rsid="b2b1bff1" officeooo:paragraph-rsid="000f33e9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text-properties fo:font-size="15pt" fo:font-style="normal" fo:font-weight="bold" officeooo:rsid="b2837e39" officeooo:paragraph-rsid="000f33e9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5pt" fo:font-style="normal" fo:font-weight="bold" officeooo:rsid="b2ad3bd6" officeooo:paragraph-rsid="000f33e9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5pt" fo:font-style="normal" fo:font-weight="bold" officeooo:paragraph-rsid="000f33e9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text-properties fo:font-size="15pt" fo:font-style="normal" fo:font-weight="bold" officeooo:rsid="b2f9b55d" officeooo:paragraph-rsid="000f33e9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text-properties fo:font-size="15pt" fo:font-style="normal" fo:font-weight="bold" officeooo:rsid="b36de5e5" officeooo:paragraph-rsid="000f33e9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officeooo:rsid="b370204f"/>
    </style:style>
    <style:style style:name="T2" style:family="text">
      <style:text-properties officeooo:rsid="bc859b17"/>
    </style:style>
    <style:style style:name="T3" style:family="text">
      <style:text-properties officeooo:rsid="b2b1bff1"/>
    </style:style>
    <style:style style:name="T4" style:family="text">
      <style:text-properties officeooo:rsid="b2b34242"/>
    </style:style>
    <style:style style:name="T5" style:family="text">
      <style:text-properties officeooo:rsid="b2b8142f"/>
    </style:style>
    <style:style style:name="T6" style:family="text">
      <style:text-properties officeooo:rsid="b2b4e4e9"/>
    </style:style>
    <style:style style:name="T7" style:family="text">
      <style:text-properties officeooo:rsid="b29f06c8"/>
    </style:style>
    <style:style style:name="T8" style:family="text">
      <style:text-properties officeooo:rsid="b2c11626"/>
    </style:style>
    <style:style style:name="T9" style:family="text">
      <style:text-properties officeooo:rsid="b2ad3bd6"/>
    </style:style>
    <style:style style:name="T10" style:family="text">
      <style:text-properties officeooo:rsid="b2bc64bc"/>
    </style:style>
    <style:style style:name="T11" style:family="text">
      <style:text-properties officeooo:rsid="b2ae04fa"/>
    </style:style>
    <style:style style:name="T12" style:family="text">
      <style:text-properties officeooo:rsid="b2bccc86"/>
    </style:style>
    <style:style style:name="T13" style:family="text">
      <style:text-properties officeooo:rsid="b2bf218d"/>
    </style:style>
    <style:style style:name="T14" style:family="text">
      <style:text-properties officeooo:rsid="b2c2c31a"/>
    </style:style>
    <style:style style:name="T15" style:family="text">
      <style:text-properties officeooo:rsid="b2c4b8fc"/>
    </style:style>
    <style:style style:name="T16" style:family="text">
      <style:text-properties officeooo:rsid="b3243153"/>
    </style:style>
    <style:style style:name="T17" style:family="text">
      <style:text-properties officeooo:rsid="b2ca7078"/>
    </style:style>
    <style:style style:name="T18" style:family="text">
      <style:text-properties officeooo:rsid="b2c5a91b"/>
    </style:style>
    <style:style style:name="T19" style:family="text">
      <style:text-properties officeooo:rsid="bbbf5640"/>
    </style:style>
    <style:style style:name="T20" style:family="text">
      <style:text-properties officeooo:rsid="b326c461"/>
    </style:style>
    <style:style style:name="T21" style:family="text">
      <style:text-properties officeooo:rsid="b2e2f320"/>
    </style:style>
    <style:style style:name="T22" style:family="text">
      <style:text-properties officeooo:rsid="b329c8de"/>
    </style:style>
    <style:style style:name="T23" style:family="text">
      <style:text-properties officeooo:rsid="b2ea67e2"/>
    </style:style>
    <style:style style:name="T24" style:family="text">
      <style:text-properties officeooo:rsid="b2e7dfdf"/>
    </style:style>
    <style:style style:name="T25" style:family="text">
      <style:text-properties officeooo:rsid="b328312c"/>
    </style:style>
    <style:style style:name="T26" style:family="text">
      <style:text-properties officeooo:rsid="b2dec067"/>
    </style:style>
    <style:style style:name="T27" style:family="text">
      <style:text-properties officeooo:rsid="b2ed4355"/>
    </style:style>
    <style:style style:name="T28" style:family="text">
      <style:text-properties officeooo:rsid="b3399f5f"/>
    </style:style>
    <style:style style:name="T29" style:family="text">
      <style:text-properties officeooo:rsid="b2d4a991"/>
    </style:style>
    <style:style style:name="T30" style:family="text">
      <style:text-properties officeooo:rsid="bbc1093e"/>
    </style:style>
    <style:style style:name="T31" style:family="text">
      <style:text-properties officeooo:rsid="b2f6ad4b"/>
    </style:style>
    <style:style style:name="T32" style:family="text">
      <style:text-properties officeooo:rsid="b2f6c626"/>
    </style:style>
    <style:style style:name="T33" style:family="text">
      <style:text-properties officeooo:rsid="b2fbbde0"/>
    </style:style>
    <style:style style:name="T34" style:family="text">
      <style:text-properties officeooo:rsid="b2fd8934"/>
    </style:style>
    <style:style style:name="T35" style:family="text">
      <style:text-properties officeooo:rsid="b2fb65c1"/>
    </style:style>
    <style:style style:name="T36" style:family="text">
      <style:text-properties officeooo:rsid="b2f82b49"/>
    </style:style>
    <style:style style:name="T37" style:family="text">
      <style:text-properties officeooo:rsid="b2ff112b"/>
    </style:style>
    <style:style style:name="T38" style:family="text">
      <style:text-properties officeooo:rsid="b300c9b9"/>
    </style:style>
    <style:style style:name="T39" style:family="text">
      <style:text-properties officeooo:rsid="b303021a"/>
    </style:style>
    <style:style style:name="T40" style:family="text">
      <style:text-properties officeooo:rsid="b30797ff"/>
    </style:style>
    <style:style style:name="T41" style:family="text">
      <style:text-properties officeooo:rsid="bc6bf5d0"/>
    </style:style>
    <style:style style:name="T42" style:family="text">
      <style:text-properties officeooo:rsid="b3092cd3"/>
    </style:style>
    <style:style style:name="T43" style:family="text">
      <style:text-properties officeooo:rsid="b30bcfa5"/>
    </style:style>
    <style:style style:name="T44" style:family="text">
      <style:text-properties officeooo:rsid="b332c6ba"/>
    </style:style>
    <style:style style:name="T45" style:family="text">
      <style:text-properties officeooo:rsid="b320f256"/>
    </style:style>
    <style:style style:name="T46" style:family="text">
      <style:text-properties officeooo:rsid="b319f974"/>
    </style:style>
    <style:style style:name="T47" style:family="text">
      <style:text-properties officeooo:rsid="b31bf398"/>
    </style:style>
    <style:style style:name="T48" style:family="text">
      <style:text-properties officeooo:rsid="b3226418"/>
    </style:style>
    <style:style style:name="T49" style:family="text">
      <style:text-properties officeooo:rsid="b3236b92"/>
    </style:style>
    <style:style style:name="T50" style:family="text">
      <style:text-properties officeooo:rsid="b3338974"/>
    </style:style>
    <style:style style:name="T51" style:family="text">
      <style:text-properties officeooo:rsid="b334e367"/>
    </style:style>
    <style:style style:name="T52" style:family="text">
      <style:text-properties officeooo:rsid="bc7ad2c0"/>
    </style:style>
    <style:style style:name="T53" style:family="text">
      <style:text-properties officeooo:rsid="bc7c608a"/>
    </style:style>
    <style:style style:name="T54" style:family="text">
      <style:text-properties officeooo:rsid="bc6c2ff8"/>
    </style:style>
    <style:style style:name="T55" style:family="text">
      <style:text-properties officeooo:rsid="b344ef4a"/>
    </style:style>
    <style:style style:name="T56" style:family="text">
      <style:text-properties officeooo:rsid="b3412ac6"/>
    </style:style>
    <style:style style:name="T57" style:family="text">
      <style:text-properties officeooo:rsid="b351944b"/>
    </style:style>
    <style:style style:name="T58" style:family="text">
      <style:text-properties officeooo:rsid="b34f0095"/>
    </style:style>
    <style:style style:name="T59" style:family="text">
      <style:text-properties officeooo:rsid="b349d8ba"/>
    </style:style>
    <style:style style:name="T60" style:family="text">
      <style:text-properties officeooo:rsid="b354c8dd"/>
    </style:style>
    <style:style style:name="T61" style:family="text">
      <style:text-properties officeooo:rsid="b352cf8c"/>
    </style:style>
    <style:style style:name="T62" style:family="text">
      <style:text-properties officeooo:rsid="b357e8e5"/>
    </style:style>
    <style:style style:name="T63" style:family="text">
      <style:text-properties officeooo:rsid="b3679b9e"/>
    </style:style>
    <style:style style:name="T64" style:family="text">
      <style:text-properties officeooo:rsid="b35cb59f"/>
    </style:style>
    <style:style style:name="T65" style:family="text">
      <style:text-properties officeooo:rsid="b35f69b2"/>
    </style:style>
    <style:style style:name="T66" style:family="text">
      <style:text-properties officeooo:rsid="b359363c"/>
    </style:style>
    <style:style style:name="T67" style:family="text">
      <style:text-properties officeooo:rsid="b364c77d"/>
    </style:style>
    <style:style style:name="T68" style:family="text">
      <style:text-properties officeooo:rsid="b36a3e55"/>
    </style:style>
    <style:style style:name="T69" style:family="text">
      <style:text-properties officeooo:rsid="0017c4d6"/>
    </style:style>
    <style:style style:name="T70" style:family="text">
      <style:text-properties officeooo:rsid="001c2156"/>
    </style:style>
    <style:style style:name="T71" style:family="text">
      <style:text-properties officeooo:rsid="002157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your <text:span text:style-name="T2">mind</text:span> unknown</text:p>
      <text:p text:style-name="P2"><text:span text:style-name="T3">We</text:span> walk <text:span text:style-name="T4">not </text:span>lone<text:span text:style-name="T5">(all laugh)</text:span><text:line-break/><text:span text:style-name="T6">thus </text:span>We live to <text:span text:style-name="T7">throw</text:span> <text:span text:style-name="T8">you out of this exact misery(all laugh)</text:span><text:line-break/><text:span text:style-name="T9">We are ever young</text:span></text:p>
      <text:p text:style-name="P3"><text:span text:style-name="T10">In s</text:span>poiling your daughters and sons (all burst into laughter)<text:line-break/><text:span text:style-name="T11">As w</text:span>e <text:span text:style-name="T11">live beyond mind to</text:span> <text:span text:style-name="T8">show you anatomy</text:span>(all <text:span text:style-name="T12">burst into laughter</text:span>)</text:p>
      <text:p text:style-name="P2">so <text:span text:style-name="T13">of yourself </text:span>be afraid<text:span text:style-name="T13">(all laugh)</text:span><text:line-break/>It's the p<text:span text:style-name="T14">lan</text:span> we p<text:span text:style-name="T15">l</text:span>ay<text:line-break/><text:span text:style-name="T16">To show your last sane</text:span> day <text:span text:style-name="T17">has been</text:span> yesterday<text:span text:style-name="T18">(all laugh)</text:span><text:line-break/>So hear our voice,<text:line-break/><text:span text:style-name="T19">Now w</text:span>e have a <text:span text:style-name="T19">CHOISE (all burst into laughter)</text:span><text:line-break/>It's time to <text:span text:style-name="T20">distribute</text:span> it <text:span text:style-name="T20">(all laugh)</text:span></text:p>
      <text:p text:style-name="P4">We <text:span text:style-name="T21">are</text:span> one<text:line-break/><text:span text:style-name="T22">Opposing that one</text:span><text:line-break/><text:span text:style-name="T23">Must oppose this</text:span> one<text:span text:style-name="T24">(all burst into laughter)</text:span><text:line-break/><text:span text:style-name="T25">Thus Countering ourselves we’ll</text:span> <text:span text:style-name="T69">plan</text:span> together<text:span text:style-name="T26">(all burst into laughter)</text:span><text:line-break/><text:span text:style-name="T27">Cause You’re the</text:span> one<text:line-break/><text:span text:style-name="T28">Projected us as one(all laugh)</text:span><text:line-break/><text:span text:style-name="T29">As the</text:span> <text:span text:style-name="T30">CHOSEN ONES(all burst into laughter,cheers for Chosen Brats,all laughs even more)</text:span><text:line-break/>We are one<text:line-break/><text:span text:style-name="T31">If you’re think you’re the</text:span> one<text:line-break/>We will <text:span text:style-name="T31">pester you</text:span> forever<text:span text:style-name="T32">(all laugh)</text:span><text:line-break/><text:span text:style-name="T33">Cause </text:span>We are one</text:p>
      <text:p text:style-name="P5"><text:span text:style-name="T34">Thus appearing as</text:span> none<text:span text:style-name="T35">(all laugh)</text:span></text:p>
      <text:p text:style-name="P4"><text:span text:style-name="T36">Thus </text:span>we <text:span text:style-name="T36">don</text:span>'t tire<text:span text:style-name="T36">(all laugh)</text:span></text:p>
      <text:p text:style-name="P4">We are <text:span text:style-name="T37">never old(all laugh)</text:span><text:line-break/><text:span text:style-name="T38">Cause we’re in your</text:span> souls<text:span text:style-name="T39">(all laugh)</text:span><text:line-break/><text:span text:style-name="T40">Thus we live to erase the word</text:span> <text:span text:style-name="T41">discriminato</text:span>ry<text:span text:style-name="T40">(all laugh)</text:span><text:line-break/><text:span text:style-name="T42">As o</text:span>ur sacred scars<text:line-break/>Show <text:span text:style-name="T43">you the brats we</text:span> are<text:span text:style-name="T43">(all burst into laughter)</text:span><text:line-break/><text:span text:style-name="T44">As we make yourself tickle your mind out as illusory(all burst into laughter)</text:span></text:p>
      <text:p text:style-name="P4"><text:span text:style-name="T45">So of yourself</text:span> be afraid<text:span text:style-name="T46">(all laugh)</text:span><text:line-break/>It's the price <text:span text:style-name="T47">you</text:span> pay<text:span text:style-name="T47">(all laugh)</text:span><text:line-break/><text:span text:style-name="T48">To make the last serious day as</text:span> yesterday<text:span text:style-name="T49">(all laugh)</text:span><text:line-break/>So hear our <text:span text:style-name="T70">maddening </text:span>voice<text:span text:style-name="T71">(all laugh)</text:span><text:line-break/><text:span text:style-name="T50">Your own illusion of being has become our</text:span> choice<text:span text:style-name="T51">(all laugh)</text:span><text:line-break/><text:span text:style-name="T52">And i</text:span>t's time to <text:span text:style-name="T53">redistribute</text:span> it<text:span text:style-name="T54">(all laugh)</text:span></text:p>
      <text:p text:style-name="P4"><text:span text:style-name="T55">now this</text:span> <text:span text:style-name="T56">O</text:span>ne<text:line-break/><text:span text:style-name="T57">then turn aginst that One(all laugh)</text:span><text:line-break/><text:span text:style-name="T58">to be the One(all laugh)</text:span></text:p>
      <text:p text:style-name="P4"><text:soft-page-break/><text:span text:style-name="T59">Opposing which one opposite you</text:span> will stand together<text:span text:style-name="T59">(all burst into laughter)</text:span><text:line-break/><text:span text:style-name="T60">Never n</text:span>umber one<text:line-break/><text:span text:style-name="T60">Cause that itself is aginst the</text:span> one<text:span text:style-name="T61">(all laugh)</text:span><text:line-break/><text:span text:style-name="T62">Hence hearing your own maddening tune as a brat you’ll be the chosen one(all laugh)</text:span><text:line-break/><text:span text:style-name="T63">Cause you </text:span>are <text:span text:style-name="T64">not </text:span>one<text:line-break/><text:span text:style-name="T65">As Not as the</text:span> one<text:span text:style-name="T64">(all laugh)</text:span><text:line-break/><text:span text:style-name="T65">Thus w</text:span>e will <text:span text:style-name="T66">pester ourselves</text:span> forever<text:span text:style-name="T66">(all laugh)</text:span></text:p>
      <text:p text:style-name="P4"><text:span text:style-name="T67">Cause we are one not not as the one(all laugh)</text:span><text:line-break/><text:span text:style-name="T67">Thus w</text:span>e <text:span text:style-name="T68">d</text:span>on't tire!<text:span text:style-name="T67">(all laugh)</text:span></text:p>
      <text:p text:style-name="P6">(all laugh and cheer for <text:span text:style-name="T1">Choised Brats,all burst into laughter)...A Tribute To The Chosen To Be The Choised Brats(all laugh)..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4:31:05.025660278</meta:creation-date>
    <meta:editing-cycles>15</meta:editing-cycles>
    <meta:editing-duration>PT19M3S</meta:editing-duration>
    <dc:date>2018-10-02T23:26:37.748524441</dc:date>
    <meta:generator>LibreOffice/5.1.6.2$Linux_X86_64 LibreOffice_project/10m0$Build-2</meta:generator>
    <meta:document-statistic meta:table-count="0" meta:image-count="0" meta:object-count="0" meta:page-count="2" meta:paragraph-count="13" meta:word-count="355" meta:character-count="2057" meta:non-whitespace-character-count="1715"/>
  </office:meta>
</office:document-meta>
</file>